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6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1.5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36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002cm solid #000000" fo:padding="0.071cm" fo:border-right="none" style:rotation-align="none" fo:border-top="non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002cm solid #000000" fo:padding="0.071cm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0.002cm solid #000000" fo:padding="0.071cm" fo:border-right="none" style:rotation-align="none" fo:border-top="0.002cm solid #000000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02cm solid #000000" fo:padding="0.071cm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002cm solid #000000" style:diagonal-bl-tr="none" style:diagonal-tl-br="none" fo:border-left="0.002cm solid #000000" fo:padding="0.071cm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02cm solid #000000" fo:background-color="#83caff" style:diagonal-bl-tr="none" style:diagonal-tl-br="none" fo:border-left="0.002cm solid #000000" fo:padding="0.071cm" fo:border-right="none" style:rotation-align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02cm solid #000000" fo:padding="0.071cm" fo:border-right="none" style:rotation-align="none" fo:border-top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83caff" style:diagonal-bl-tr="none" style:diagonal-tl-br="none" fo:border-left="0.002cm solid #000000" fo:padding="0.071cm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83caff" style:diagonal-bl-tr="none" style:diagonal-tl-br="none" fo:border-left="0.002cm solid #000000" fo:padding="0.071cm" fo:border-right="none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0.002cm solid #000000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ffcc99" style:diagonal-bl-tr="none" style:diagonal-tl-br="none" fo:border-left="0.002cm solid #000000" fo:padding="0.071cm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0.002cm solid #000000" fo:background-color="#ffcc99" style:diagonal-bl-tr="none" style:diagonal-tl-br="none" fo:border-left="0.002cm solid #000000" fo:padding="0.071cm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0.002cm solid #000000" style:rotation-align="none" fo:border-top="non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0.002cm solid #000000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none" fo:padding="0.071cm" fo:border-right="0.002cm solid #000000" style:rotation-align="none" fo:border-top="0.002cm solid #000000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padding="0.071cm" fo:border-right="0.002cm solid #000000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02cm solid #000000" style:diagonal-bl-tr="none" style:diagonal-tl-br="none" fo:border-left="none" fo:padding="0.071cm" fo:border-right="0.002cm solid #000000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02cm solid #000000" fo:background-color="#83caff" style:diagonal-bl-tr="none" style:diagonal-tl-br="none" fo:border-left="none" fo:padding="0.071cm" fo:border-right="0.002cm solid #000000" style:rotation-align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10">
      <style:table-cell-properties fo:border-bottom="none" style:diagonal-bl-tr="none" style:diagonal-tl-br="none" fo:border-left="none" fo:padding="0.071cm" fo:border-right="0.002cm solid #000000" style:rotation-align="none" fo:border-top="non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071cm" fo:border-right="0.002cm solid #000000" style:rotation-align="none" fo:border-top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10">
      <style:table-cell-properties fo:border-bottom="none" fo:background-color="#83caff" style:diagonal-bl-tr="none" style:diagonal-tl-br="none" fo:border-left="none" fo:padding="0.071cm" fo:border-right="0.002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10">
      <style:table-cell-properties fo:border-bottom="none" fo:background-color="#83caff" style:diagonal-bl-tr="none" style:diagonal-tl-br="none" fo:border-left="none" fo:padding="0.071cm" fo:border-right="0.002cm solid #000000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0.002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2">
      <style:table-cell-properties fo:border-bottom="none" fo:background-color="#ffcc99" style:diagonal-bl-tr="none" style:diagonal-tl-br="none" fo:border-left="none" fo:padding="0.071cm" fo:border-right="0.002cm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2">
      <style:table-cell-properties fo:border-bottom="0.002cm solid #000000" fo:background-color="#ffcc99" style:diagonal-bl-tr="none" style:diagonal-tl-br="none" fo:border-left="none" fo:padding="0.071cm" fo:border-right="0.002cm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transparent" fo:padding="0.071cm"/>
    </style:style>
    <style:style style:name="ce3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8"/>
          <table:table-cell table:style-name="ce32" table:number-columns-repeated="1022"/>
        </table:table-row>
        <table:table-row table:style-name="ro1">
          <table:table-cell table:style-name="ce2" office:value-type="string">
            <text:p>Quelques explications : </text:p>
          </table:table-cell>
          <table:table-cell table:style-name="ce18"/>
          <table:table-cell table:style-name="ce32" table:number-columns-repeated="1022"/>
        </table:table-row>
        <table:table-row table:style-name="ro2">
          <table:table-cell table:style-name="ce3" office:value-type="string" table:number-columns-spanned="2" table:number-rows-spanned="1">
            <text:p>en rouge figurent les informations qui peuvent changer d'un contrat à l'autre. Il faut donc les adapter à chaque contrat. </text:p>
          </table:table-cell>
          <table:covered-table-cell table:style-name="ce3"/>
          <table:table-cell table:style-name="ce33" table:number-columns-repeated="1022"/>
        </table:table-row>
        <table:table-row table:style-name="ro3">
          <table:table-cell table:style-name="ce4" office:value-type="string" table:number-columns-spanned="2" table:number-rows-spanned="1">
            <text:p>en bleu, il s'agit des informations qui changent tous les mois. Par défaut, le nombre d'heures dans une semaine ne peut pas être inférieur au nombre d'heures prévues. </text:p>
          </table:table-cell>
          <table:covered-table-cell table:style-name="ce4"/>
          <table:table-cell table:style-name="ce33" table:number-columns-repeated="1022"/>
        </table:table-row>
        <table:table-row table:style-name="ro1">
          <table:table-cell table:style-name="ce1"/>
          <table:table-cell table:style-name="ce18"/>
          <table:table-cell table:style-name="ce32" table:number-columns-repeated="1022"/>
        </table:table-row>
        <table:table-row table:style-name="ro4">
          <table:table-cell table:style-name="ce5" office:value-type="string" table:number-columns-spanned="2" table:number-rows-spanned="1">
            <text:p>Calcul de paie</text:p>
          </table:table-cell>
          <table:covered-table-cell table:style-name="ce5"/>
          <table:table-cell table:number-columns-repeated="1022"/>
        </table:table-row>
        <table:table-row table:style-name="ro5">
          <table:table-cell table:style-name="ce6" office:value-type="string">
            <text:p>Nombre d'heures prévues par semaine</text:p>
          </table:table-cell>
          <table:table-cell table:style-name="ce19"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7"/>
          <table:table-cell table:style-name="ce20"/>
          <table:table-cell table:number-columns-repeated="1022"/>
        </table:table-row>
        <table:table-row table:style-name="ro5">
          <table:table-cell table:style-name="ce8" office:value-type="string">
            <text:p>Semaine 1</text:p>
          </table:table-cell>
          <table:table-cell table:style-name="ce21" table:formula="of:=27"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string">
            <text:p>Semaine 2</text:p>
          </table:table-cell>
          <table:table-cell table:style-name="ce22"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9" office:value-type="string">
            <text:p>Semaine 3</text:p>
          </table:table-cell>
          <table:table-cell table:style-name="ce22"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10" office:value-type="string">
            <text:p>Semaine 4</text:p>
          </table:table-cell>
          <table:table-cell table:style-name="ce23" office:value-type="float" office:value="27">
            <text:p>27</text:p>
          </table:table-cell>
          <table:table-cell table:number-columns-repeated="1022"/>
        </table:table-row>
        <table:table-row table:style-name="ro5">
          <table:table-cell table:style-name="ce7"/>
          <table:table-cell table:style-name="ce20"/>
          <table:table-cell table:number-columns-repeated="1022"/>
        </table:table-row>
        <table:table-row table:style-name="ro5">
          <table:table-cell table:style-name="ce11" office:value-type="string">
            <text:p>Heures complémentaires</text:p>
          </table:table-cell>
          <table:table-cell table:style-name="ce24" table:formula="of:=-4*[.B7]+[.B9]+[.B10]+[.B11]+[.B12]" office:value-type="float" office:value="0">
            <text:p>0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Salaire Net de base</text:p>
          </table:table-cell>
          <table:table-cell table:style-name="ce25" office:value-type="currency" office:currency="EUR" office:value="223.15">
            <text:p>223,15 €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Prix horaire net</text:p>
          </table:table-cell>
          <table:table-cell table:style-name="ce25" office:value-type="currency" office:currency="EUR" office:value="2.61">
            <text:p>2,61 €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Prix horaire brut</text:p>
          </table:table-cell>
          <table:table-cell table:style-name="ce25" office:value-type="currency" office:currency="EUR" office:value="3.38">
            <text:p>3,38 €</text:p>
          </table:table-cell>
          <table:table-cell table:number-columns-repeated="1022"/>
        </table:table-row>
        <table:table-row table:style-name="ro5">
          <table:table-cell table:style-name="ce12"/>
          <table:table-cell table:style-name="ce26"/>
          <table:table-cell table:number-columns-repeated="1022"/>
        </table:table-row>
        <table:table-row table:style-name="ro5">
          <table:table-cell table:style-name="ce13" office:value-type="string">
            <text:p>Montant des congés payés du mois</text:p>
          </table:table-cell>
          <table:table-cell table:style-name="ce27" table:formula="of:=([.B15]+[.B14]*[.B16])/10" office:value-type="currency" office:currency="EUR" office:value="22.315">
            <text:p>22,32 €</text:p>
          </table:table-cell>
          <table:table-cell table:number-columns-repeated="1022"/>
        </table:table-row>
        <table:table-row table:style-name="ro6">
          <table:table-cell table:style-name="ce14" office:value-type="string">
            <text:p>SALAIRE DU MOIS A PAYER SANS IJ</text:p>
          </table:table-cell>
          <table:table-cell table:style-name="ce28" table:formula="of:=([.B15]+[.B14]*[.B16])+[.B19]+([.B17]*[.B14])/10" office:value-type="currency" office:currency="EUR" office:value="245.465">
            <text:p>245,47 €</text:p>
          </table:table-cell>
          <table:table-cell table:number-columns-repeated="1022"/>
        </table:table-row>
        <table:table-row table:style-name="ro5">
          <table:table-cell table:style-name="ce15"/>
          <table:table-cell table:style-name="ce29"/>
          <table:table-cell table:number-columns-repeated="1022"/>
        </table:table-row>
        <table:table-row table:style-name="ro5">
          <table:table-cell table:style-name="ce6" office:value-type="string">
            <text:p>Indemnités journalière</text:p>
          </table:table-cell>
          <table:table-cell table:style-name="ce25" office:value-type="currency" office:currency="EUR" office:value="2.86">
            <text:p>2,86 €</text:p>
          </table:table-cell>
          <table:table-cell table:number-columns-repeated="1022"/>
        </table:table-row>
        <table:table-row table:style-name="ro5">
          <table:table-cell table:style-name="ce9" office:value-type="string">
            <text:p>Nombre de jours réels travaillés</text:p>
          </table:table-cell>
          <table:table-cell table:style-name="ce22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14" office:value-type="string">
            <text:p>SALAIRE DU MOIS A PAYER</text:p>
          </table:table-cell>
          <table:table-cell table:style-name="ce28" table:formula="of:=[.B20]+[.B22]*[.B23]" office:value-type="currency" office:currency="EUR" office:value="245.465">
            <text:p>245,47 €</text:p>
          </table:table-cell>
          <table:table-cell table:number-columns-repeated="1022"/>
        </table:table-row>
        <table:table-row table:style-name="ro5">
          <table:table-cell table:style-name="ce7"/>
          <table:table-cell table:style-name="ce20"/>
          <table:table-cell table:number-columns-repeated="1022"/>
        </table:table-row>
        <table:table-row table:style-name="ro6">
          <table:table-cell table:style-name="ce16" office:value-type="string">
            <text:p>Heures normales à déclarer à Pajemploi</text:p>
          </table:table-cell>
          <table:table-cell table:style-name="ce30" table:formula="of:=[.B20]/[.B16]" office:value-type="float" office:value="94.0478927203065">
            <text:p>94,05</text:p>
          </table:table-cell>
          <table:table-cell table:number-columns-repeated="1022"/>
        </table:table-row>
        <table:table-row table:style-name="ro6">
          <table:table-cell table:style-name="ce17" office:value-type="string">
            <text:p>Nombre de jours à déclarer à Pajemploi</text:p>
          </table:table-cell>
          <table:table-cell table:style-name="ce31" table:formula="of:=[.B26]/8" office:value-type="float" office:value="11.7559865900383">
            <text:p>11,76</text:p>
          </table:table-cell>
          <table:table-cell table:number-columns-repeated="1022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3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able-cell-properties fo:padding="0.071cm" style:rotation-align="none"/>
      <style:text-properties style:font-name="Arial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14/07/2011</text:date>, <text:time>17:4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ous </meta:initial-creator>
    <meta:creation-date>2011-07-04T22:48:40</meta:creation-date>
    <dc:date>2011-07-14T16:03:01</dc:date>
    <meta:editing-cycles>5</meta:editing-cycles>
    <meta:editing-duration>PT11M37S</meta:editing-duration>
    <meta:document-statistic meta:table-count="3" meta:cell-count="36" meta:object-count="0"/>
    <meta:generator>LibreOffice/3.3$Linux LibreOffice_project/330m19$Build-202</meta:generator>
  </office:meta>
</office:document-meta>
</file>